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e6e64c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1cm" fo:min-width="0cm"/>
    </style:style>
    <style:style style:name="pr1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server blocks" draw:style-name="dp1" draw:master-page-name="Default">
        <office:forms form:automatic-focus="false" form:apply-design-mode="false"/>
        <draw:custom-shape draw:style-name="gr1" draw:text-style-name="P2" draw:layer="layout" svg:width="3.289cm" svg:height="1.824cm" svg:x="2.748cm" svg:y="4.238cm">
          <text:p text:style-name="P1"><text:span text:style-name="T1">client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63cm" svg:height="2.028cm" svg:x="2.851cm" svg:y="7.63cm">
          <text:p text:style-name="P1"><text:span text:style-name="T1">client B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033cm" svg:height="1.463cm" svg:x="8.742cm" svg:y="8.551cm">
          <text:p text:style-name="P1">netconf-subsystem</text:p>
          <draw:enhanced-geometry svg:viewBox="0 0 21600 21600" draw:type="rectangle" draw:enhanced-path="M 0 0 L 21600 0 21600 21600 0 21600 0 0 Z N"/>
        </draw:custom-shape>
        <draw:line draw:style-name="gr3" draw:layer="layout" svg:x1="6.139cm" svg:y1="5.214cm" svg:x2="9.813cm" svg:y2="5.258cm">
          <text:p/>
        </draw:line>
        <draw:line draw:style-name="gr3" draw:layer="layout" svg:x1="6.216cm" svg:y1="8.503cm" svg:x2="9.646cm" svg:y2="5.928cm">
          <text:p/>
        </draw:line>
        <draw:frame draw:style-name="gr4" draw:text-style-name="P3" draw:layer="layout" svg:width="14.65cm" svg:height="1.775cm" svg:x="5.263cm" svg:y="1.549cm">
          <draw:text-box>
            <text:p><text:span text:style-name="T2">NETCONF Server IO Loop</text:span></text:p>
          </draw:text-box>
        </draw:frame>
        <draw:custom-shape draw:style-name="gr5" draw:text-style-name="P1" draw:layer="layout" svg:width="4.444cm" svg:height="2.568cm" svg:x="9.862cm" svg:y="3.779cm">
          <text:p text:style-name="P1">SSH2<text:line-break/>server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964cm" svg:height="0.927cm" svg:x="12.627cm" svg:y="6.731cm">
          <draw:text-box>
            <text:p><text:span text:style-name="T1">AF_LOCAL socket</text:span></text:p>
          </draw:text-box>
        </draw:frame>
        <draw:custom-shape draw:style-name="gr6" draw:text-style-name="P1" draw:layer="layout" svg:width="0.636cm" svg:height="1.909cm" svg:x="11.689cm" svg:y="6.49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0.636cm" svg:height="3.215cm" svg:x="11.991cm" svg:y="10.21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7" draw:layer="layout" svg:x1="2.713cm" svg:y1="12.459cm" svg:x2="22.239cm" svg:y2="12.526cm">
          <text:p/>
        </draw:line>
        <draw:custom-shape draw:style-name="gr2" draw:text-style-name="P1" draw:layer="layout" svg:width="4.252cm" svg:height="1.126cm" svg:x="10.451cm" svg:y="13.476cm">
          <text:p text:style-name="P1">selec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52cm" svg:height="1.126cm" svg:x="10.518cm" svg:y="16.122cm">
          <text:p text:style-name="P1">ses_msg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416cm" svg:height="2.298cm" svg:x="18.521cm" svg:y="13.51cm">
          <text:p text:style-name="P1"><text:span text:style-name="T3">check exit</text:span><text:span text:style-name="T3"><text:line-break/></text:span><text:span text:style-name="T3">send notif.</text:span></text:p>
          <draw:enhanced-geometry svg:viewBox="0 0 21600 21600" draw:type="rectangle" draw:enhanced-path="M 0 0 L 21600 0 21600 21600 0 21600 0 0 Z N"/>
        </draw:custom-shape>
        <draw:line draw:style-name="gr8" draw:layer="layout" svg:x1="12.392cm" svg:y1="14.636cm" svg:x2="12.459cm" svg:y2="16.076cm">
          <text:p/>
        </draw:line>
        <draw:frame draw:style-name="gr4" draw:text-style-name="P6" draw:layer="layout" svg:width="4.685cm" svg:height="1.013cm" svg:x="7.37cm" svg:y="14.804cm">
          <draw:text-box>
            <text:p><text:span text:style-name="T3">IO for session N</text:span></text:p>
          </draw:text-box>
        </draw:frame>
        <draw:line draw:style-name="gr8" draw:layer="layout" svg:x1="14.871cm" svg:y1="16.745cm" svg:x2="18.387cm" svg:y2="15.372cm">
          <text:p/>
        </draw:line>
        <draw:line draw:style-name="gr8" draw:layer="layout" svg:x1="14.703cm" svg:y1="13.966cm" svg:x2="18.555cm" svg:y2="13.999cm">
          <text:p/>
        </draw:line>
        <draw:line draw:style-name="gr8" draw:layer="layout" svg:x1="18.454cm" svg:y1="14.401cm" svg:x2="14.67cm" svg:y2="14.401cm">
          <text:p/>
        </draw:line>
        <draw:frame draw:style-name="gr9" draw:text-style-name="P4" draw:layer="layout" svg:width="2.225cm" svg:height="0.961cm" svg:x="14.669cm" svg:y="12.894cm">
          <draw:text-box>
            <text:p><text:span text:style-name="T1">timeout</text:span></text:p>
          </draw:text-box>
        </draw:frame>
        <draw:frame draw:style-name="gr4" draw:text-style-name="P7" draw:layer="layout" svg:width="3.47cm" svg:height="1.267cm" svg:x="3.05cm" svg:y="12.795cm">
          <draw:text-box>
            <text:p><text:span text:style-name="T4">netconfd</text:span></text:p>
          </draw:text-box>
        </draw:frame>
        <draw:custom-shape draw:style-name="gr2" draw:text-style-name="P1" draw:layer="layout" svg:width="4.252cm" svg:height="1.126cm" svg:x="3.586cm" svg:y="16.222cm">
          <text:p text:style-name="P1">agt_ses</text:p>
          <draw:enhanced-geometry svg:viewBox="0 0 21600 21600" draw:type="rectangle" draw:enhanced-path="M 0 0 L 21600 0 21600 21600 0 21600 0 0 Z N"/>
        </draw:custom-shape>
        <draw:line draw:style-name="gr8" draw:layer="layout" svg:x1="10.45cm" svg:y1="16.712cm" svg:x2="7.938cm" svg:y2="16.779cm">
          <text:p/>
        </draw:line>
        <presentation:notes draw:style-name="dp2">
          <draw:page-thumbnail draw:layer="layout" svg:width="12.885cm" svg:height="9.662cm" svg:x="3.259cm" svg:y="1.936cm" draw:page-number="1"/>
          <draw:frame presentation:style-name="pr1" draw:layer="layout" svg:width="14.225cm" svg:height="11.868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.053cm" fo:padding-right="0.053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2cm" fo:padding-bottom="0.132cm" fo:padding-left="0.26cm" fo:padding-right="0.26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99cm" svg:height="6.149cm" svg:x="1cm" svg:y="2.414cm"/>
      <draw:page-thumbnail draw:layer="backgroundobjects" svg:width="8.199cm" svg:height="6.149cm" svg:x="1cm" svg:y="9.814cm"/>
      <draw:page-thumbnail draw:layer="backgroundobjects" svg:width="8.199cm" svg:height="6.149cm" svg:x="1cm" svg:y="17.214cm"/>
      <draw:page-thumbnail draw:layer="backgroundobjects" svg:width="8.199cm" svg:height="6.149cm" svg:x="10.2cm" svg:y="2.414cm"/>
      <draw:page-thumbnail draw:layer="backgroundobjects" svg:width="8.199cm" svg:height="6.149cm" svg:x="10.2cm" svg:y="9.814cm"/>
      <draw:page-thumbnail draw:layer="backgroundobjects" svg:width="8.199cm" svg:height="6.149cm" svg:x="10.2cm" svg:y="17.214cm" draw:page-number="1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frame presentation:style-name="Default-outline1" draw:layer="backgroundobjects" svg:width="19.896cm" svg:height="12.573cm" svg:x="2.832cm" svg:y="3.689cm" presentation:class="outline" presentation:placeholder="true">
        <draw:text-box/>
      </draw:frame>
      <presentation:notes style:page-layout-name="PM0">
        <draw:rect draw:style-name="Mgr4" draw:text-style-name="MP5" draw:layer="backgroundobjects" svg:width="19.4cm" svg:height="25.78cm" svg:x="0cm" svg:y="0cm">
          <text:p/>
        </draw:rect>
        <draw:frame presentation:style-name="Mpr2" draw:text-style-name="MP6" draw:layer="backgroundobjects" svg:width="8.409cm" svg:height="1.293cm" svg:x="-0.001cm" svg:y="-0.004cm" presentation:class="header">
          <draw:text-box>
            <text:p text:style-name="MP6"><text:span text:style-name="MT3"><presentation:header/></text:span></text:p>
          </draw:text-box>
        </draw:frame>
        <draw:frame presentation:style-name="Mpr2" draw:text-style-name="MP7" draw:layer="backgroundobjects" svg:width="8.41cm" svg:height="1.293cm" svg:x="10.993cm" svg:y="-0.004cm" presentation:class="date-time">
          <draw:text-box>
            <text:p text:style-name="MP7"><text:span text:style-name="MT3"><presentation:date-time/></text:span></text:p>
          </draw:text-box>
        </draw:frame>
        <draw:frame presentation:style-name="Mpr3" draw:text-style-name="MP6" draw:layer="backgroundobjects" svg:width="8.409cm" svg:height="1.293cm" svg:x="-0.001cm" svg:y="24.491cm" presentation:class="footer">
          <draw:text-box>
            <text:p text:style-name="MP6"><text:span text:style-name="MT3"><presentation:footer/></text:span></text:p>
          </draw:text-box>
        </draw:frame>
        <draw:frame presentation:style-name="Mpr3" draw:text-style-name="MP7" draw:layer="backgroundobjects" svg:width="8.41cm" svg:height="1.293cm" svg:x="10.993cm" svg:y="24.491cm" presentation:class="page-number">
          <draw:text-box>
            <text:p text:style-name="MP7"><text:span text:style-name="MT3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5" draw:text-style-name="MP3" draw:layer="backgroundobjects" svg:width="2.774cm" svg:height="0.82cm" svg:x="17.264cm" svg:y="24.685cm">
          <text:p text:style-name="MP8"><text:span text:style-name="MT4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NETCONF Agenda</dc:title>
    <meta:initial-creator>ABB</meta:initial-creator>
    <meta:creation-date>1996-03-04T22:05:50</meta:creation-date>
    <dc:date>2010-03-27T11:32:50</dc:date>
    <meta:print-date>2000-12-09T21:37:10</meta:print-date>
    <meta:editing-cycles>619</meta:editing-cycles>
    <meta:editing-duration>PT205H43M38S</meta:editing-duration>
    <meta:generator>OpenOffice.org/3.1$Unix OpenOffice.org_project/310m19$Build-9420</meta:generator>
    <dc:creator>Andy Bierman</dc:creator>
    <meta:document-statistic meta:object-count="47"/>
    <meta:user-defined meta:name="Info 1"/>
    <meta:user-defined meta:name="Info 2"/>
    <meta:user-defined meta:name="Info 3"/>
    <meta:user-defined meta:name="Info 4"/>
  </office:meta>
</office:document-meta>
</file>